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23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0.649cm"/>
    </style:style>
    <style:style style:name="co6" style:family="table-column">
      <style:table-column-properties fo:break-before="auto" style:column-width="5.304cm"/>
    </style:style>
    <style:style style:name="co7" style:family="table-column">
      <style:table-column-properties fo:break-before="auto" style:column-width="9.322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11.091cm"/>
    </style:style>
    <style:style style:name="co11" style:family="table-column">
      <style:table-column-properties fo:break-before="auto" style:column-width="6.563cm"/>
    </style:style>
    <style:style style:name="co12" style:family="table-column">
      <style:table-column-properties fo:break-before="auto" style:column-width="17.388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5.713cm"/>
    </style:style>
    <style:style style:name="co15" style:family="table-column">
      <style:table-column-properties fo:break-before="auto" style:column-width="3.261cm"/>
    </style:style>
    <style:style style:name="co16" style:family="table-column">
      <style:table-column-properties fo:break-before="auto" style:column-width="4.045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442cm"/>
    </style:style>
    <style:style style:name="co19" style:family="table-column">
      <style:table-column-properties fo:break-before="auto" style:column-width="4.454cm"/>
    </style:style>
    <style:style style:name="co20" style:family="table-column">
      <style:table-column-properties fo:break-before="auto" style:column-width="3.433cm"/>
    </style:style>
    <style:style style:name="co21" style:family="table-column">
      <style:table-column-properties fo:break-before="auto" style:column-width="2.683cm"/>
    </style:style>
    <style:style style:name="co22" style:family="table-column">
      <style:table-column-properties fo:break-before="auto" style:column-width="6.632cm"/>
    </style:style>
    <style:style style:name="co23" style:family="table-column">
      <style:table-column-properties fo:break-before="auto" style:column-width="3.399cm"/>
    </style:style>
    <style:style style:name="co24" style:family="table-column">
      <style:table-column-properties fo:break-before="auto" style:column-width="8.096cm"/>
    </style:style>
    <style:style style:name="co25" style:family="table-column">
      <style:table-column-properties fo:break-before="auto" style:column-width="4.794cm"/>
    </style:style>
    <style:style style:name="co26" style:family="table-column">
      <style:table-column-properties fo:break-before="auto" style:column-width="4.318cm"/>
    </style:style>
    <style:style style:name="co27" style:family="table-column">
      <style:table-column-properties fo:break-before="auto" style:column-width="4.147cm"/>
    </style:style>
    <style:style style:name="co28" style:family="table-column">
      <style:table-column-properties fo:break-before="auto" style:column-width="4.18cm"/>
    </style:style>
    <style:style style:name="co29" style:family="table-column">
      <style:table-column-properties fo:break-before="auto" style:column-width="6.121cm"/>
    </style:style>
    <style:style style:name="co30" style:family="table-column">
      <style:table-column-properties fo:break-before="auto" style:column-width="3.671cm"/>
    </style:style>
    <style:style style:name="co31" style:family="table-column">
      <style:table-column-properties fo:break-before="auto" style:column-width="6.258cm"/>
    </style:style>
    <style:style style:name="co32" style:family="table-column">
      <style:table-column-properties fo:break-before="auto" style:column-width="5.577cm"/>
    </style:style>
    <style:style style:name="co33" style:family="table-column">
      <style:table-column-properties fo:break-before="auto" style:column-width="4.08cm"/>
    </style:style>
    <style:style style:name="co34" style:family="table-column">
      <style:table-column-properties fo:break-before="auto" style:column-width="3.126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1.909cm" fo:break-before="auto" style:use-optimal-row-height="false"/>
    </style:style>
    <style:style style:name="ro2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d1c4e9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</style:style>
    <style:style style:name="ce5" style:family="table-cell" style:parent-style-name="Default" style:data-style-name="N49">
      <style:table-cell-properties fo:background-color="#d1c4e9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1">
      <style:table-cell-properties fo:background-color="#d1c4e9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1">
      <style:table-cell-properties style:vertical-align="middle"/>
    </style:style>
    <style:style style:name="ce16" style:family="table-cell" style:parent-style-name="Default">
      <style:table-cell-properties fo:background-color="#d1c4e9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vertical-align="middle"/>
    </style:style>
    <style:style style:name="ce1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ndonald Show 2025_Entry_Report_20250423_21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4"/>
        <table:table-column table:style-name="co17" table:default-cell-style-name="ce6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4" table:number-columns-repeated="3" table:default-cell-style-name="ce2"/>
        <table:table-column table:style-name="co21" table:default-cell-style-name="ce2"/>
        <table:table-column table:style-name="co3" table:default-cell-style-name="ce2"/>
        <table:table-column table:style-name="co20" table:default-cell-style-name="ce2"/>
        <table:table-column table:style-name="co22" table:default-cell-style-name="ce2"/>
        <table:table-column table:style-name="co23" table:default-cell-style-name="ce15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0" table:default-cell-style-name="ce2"/>
        <table:table-column table:style-name="co29" table:default-cell-style-name="ce2"/>
        <table:table-column table:style-name="co30" table:default-cell-style-name="ce2"/>
        <table:table-column table:style-name="co16" table:default-cell-style-name="ce4"/>
        <table:table-column table:style-name="co31" table:default-cell-style-name="ce2"/>
        <table:table-column table:style-name="co32" table:default-cell-style-name="ce2"/>
        <table:table-column table:style-name="co21" table:default-cell-style-name="ce2"/>
        <table:table-column table:style-name="co16" table:default-cell-style-name="ce4"/>
        <table:table-column table:style-name="co33" table:default-cell-style-name="ce2"/>
        <table:table-column table:style-name="co34" table:default-cell-style-name="ce2"/>
        <table:table-column table:style-name="co35" table:default-cell-style-name="Default"/>
        <table:table-column table:style-name="co35" table:number-columns-repeated="16340" table:default-cell-style-name="ce2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Rider Name</text:p>
          </table:table-cell>
          <table:table-cell table:style-name="ce1" office:value-type="string" calcext:value-type="string">
            <text:p>Rider TTRs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Rider Membership Number</text:p>
          </table:table-cell>
          <table:table-cell table:style-name="ce1" office:value-type="string" calcext:value-type="string">
            <text:p>Horse</text:p>
          </table:table-cell>
          <table:table-cell table:style-name="ce1" office:value-type="string" calcext:value-type="string">
            <text:p>Horse Membership Number</text:p>
          </table:table-cell>
          <table:table-cell table:style-name="ce1" office:value-type="string" calcext:value-type="string">
            <text:p>Rider Number</text:p>
          </table:table-cell>
          <table:table-cell table:style-name="ce1" office:value-type="string" calcext:value-type="string">
            <text:p>Horse Owner Name</text:p>
          </table:table-cell>
          <table:table-cell table:style-name="ce1" office:value-type="string" calcext:value-type="string">
            <text:p>Horse Owner Addres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Entrant Notes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Horse Breed</text:p>
          </table:table-cell>
          <table:table-cell table:style-name="ce1" office:value-type="string" calcext:value-type="string">
            <text:p>Horse Gender</text:p>
          </table:table-cell>
          <table:table-cell table:style-name="ce5" office:value-type="string" calcext:value-type="string">
            <text:p>Horse Date of Birth</text:p>
          </table:table-cell>
          <table:table-cell table:style-name="ce11" office:value-type="string" calcext:value-type="string">
            <text:p>Horse Height</text:p>
          </table:table-cell>
          <table:table-cell table:style-name="ce1" office:value-type="string" calcext:value-type="string">
            <text:p>Sire</text:p>
          </table:table-cell>
          <table:table-cell table:style-name="ce1" office:value-type="string" calcext:value-type="string">
            <text:p>Dam</text:p>
          </table:table-cell>
          <table:table-cell table:style-name="ce1" office:value-type="string" calcext:value-type="string">
            <text:p>Damsire</text:p>
          </table:table-cell>
          <table:table-cell table:style-name="ce1" office:value-type="string" calcext:value-type="string">
            <text:p>Sire Breed</text:p>
          </table:table-cell>
          <table:table-cell table:style-name="ce1" office:value-type="string" calcext:value-type="string">
            <text:p>Dam Breed</text:p>
          </table:table-cell>
          <table:table-cell table:style-name="ce1" office:value-type="string" calcext:value-type="string">
            <text:p>Damsire Breed</text:p>
          </table:table-cell>
          <table:table-cell table:style-name="ce1" office:value-type="string" calcext:value-type="string">
            <text:p>Sire Grade</text:p>
          </table:table-cell>
          <table:table-cell table:style-name="ce1" office:value-type="string" calcext:value-type="string">
            <text:p>Dam Grade</text:p>
          </table:table-cell>
          <table:table-cell table:style-name="ce1" office:value-type="string" calcext:value-type="string">
            <text:p>Damsire Grade</text:p>
          </table:table-cell>
          <table:table-cell table:style-name="ce1" office:value-type="string" calcext:value-type="string">
            <text:p>Breeder</text:p>
          </table:table-cell>
          <table:table-cell table:style-name="ce16" office:value-type="string" calcext:value-type="string">
            <text:p>Horse For Sale</text:p>
          </table:table-cell>
          <table:table-cell table:style-name="ce1" office:value-type="string" calcext:value-type="string">
            <text:p>Rider Address Line 1</text:p>
          </table:table-cell>
          <table:table-cell table:style-name="ce1" office:value-type="string" calcext:value-type="string">
            <text:p>Rider Address Line 2</text:p>
          </table:table-cell>
          <table:table-cell table:style-name="ce1" office:value-type="string" calcext:value-type="string">
            <text:p>Rider Address Line 3</text:p>
          </table:table-cell>
          <table:table-cell table:style-name="ce1" office:value-type="string" calcext:value-type="string">
            <text:p>Rider City</text:p>
          </table:table-cell>
          <table:table-cell table:style-name="ce1" office:value-type="string" calcext:value-type="string">
            <text:p>Rider County</text:p>
          </table:table-cell>
          <table:table-cell table:style-name="ce1" office:value-type="string" calcext:value-type="string">
            <text:p>Rider Postcode</text:p>
          </table:table-cell>
          <table:table-cell table:style-name="ce1" office:value-type="string" calcext:value-type="string">
            <text:p>Rider Email</text:p>
          </table:table-cell>
          <table:table-cell table:style-name="ce1" office:value-type="string" calcext:value-type="string">
            <text:p>Rider Telephone</text:p>
          </table:table-cell>
          <table:table-cell table:style-name="ce5" office:value-type="string" calcext:value-type="string">
            <text:p>Rider Date of Birth</text:p>
          </table:table-cell>
          <table:table-cell table:style-name="ce1" office:value-type="string" calcext:value-type="string">
            <text:p>Rider Emergency Contact Name</text:p>
          </table:table-cell>
          <table:table-cell table:style-name="ce1" office:value-type="string" calcext:value-type="string">
            <text:p>Rider Emergency Telephone</text:p>
          </table:table-cell>
          <table:table-cell table:style-name="ce1" office:value-type="string" calcext:value-type="string">
            <text:p>Entry Type</text:p>
          </table:table-cell>
          <table:table-cell table:style-name="ce5" office:value-type="string" calcext:value-type="string">
            <text:p>Entry Date Paid</text:p>
          </table:table-cell>
          <table:table-cell table:style-name="ce1" office:value-type="string" calcext:value-type="string">
            <text:p>Mandatory First Aid</text:p>
          </table:table-cell>
          <table:table-cell table:style-name="ce1" office:value-type="string" calcext:value-type="string">
            <text:p>Raffle Tickets</text:p>
          </table:table-cell>
          <table:table-cell table:style-name="ce17"/>
          <table:table-cell table:style-name="ce18" table:number-columns-repeated="16340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Ponies</text:p>
          </table:table-cell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8" calcext:value-type="float">
            <text:p>128.0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table:style-name="ce7" office:value-type="string" calcext:value-type="string">
            <text:p>="07503107041"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float" office:value="7503107041" calcext:value-type="float">
            <text:p>7503107041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 office:value-type="string" calcext:value-type="string">
            <text:p>Ariya <text:s/>Johnstone</text:p>
          </table:table-cell>
          <table:table-cell table:number-columns-repeated="2"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table:style-name="ce7" office:value-type="string" calcext:value-type="string">
            <text:p>="07752507395"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float" office:value="7752507395" calcext:value-type="float">
            <text:p>7752507395</text:p>
          </table:table-cell>
          <table:table-cell office:value-type="string" calcext:value-type="string">
            <text:p>Online</text:p>
          </table:table-cell>
          <table:table-cell office:value-type="date" office:date-value="2025-04-18" calcext:value-type="date">
            <text:p>2025-04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 office:value-type="string" calcext:value-type="string">
            <text:p>Bella Waugh</text:p>
          </table:table-cell>
          <table:table-cell table:number-columns-repeated="2"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8" calcext:value-type="float">
            <text:p>128.0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table:style-name="ce7" office:value-type="string" calcext:value-type="string">
            <text:p>="07503107041"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float" office:value="7503107041" calcext:value-type="float">
            <text:p>7503107041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 office:value-type="string" calcext:value-type="string">
            <text:p>Harper Brown</text:p>
          </table:table-cell>
          <table:table-cell table:number-columns-repeated="3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table:style-name="ce7" office:value-type="string" calcext:value-type="string">
            <text:p>="07711820563"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float" office:value="7711820563" calcext:value-type="float">
            <text:p>7711820563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 office:value-type="string" calcext:value-type="string">
            <text:p>Aimee Aitchison </text:p>
          </table:table-cell>
          <table:table-cell table:number-columns-repeated="3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/>
          <table:table-cell office:value-type="string" calcext:value-type="string">
            <text:p>Is also doing class 21 so later start may be best depending on entries for earlier working hunter classes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table:style-name="ce7" office:value-type="string" calcext:value-type="string">
            <text:p>="07980296637"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float" office:value="7980296637" calcext:value-type="float">
            <text:p>7980296637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 office:value-type="string" calcext:value-type="string">
            <text:p>Ariya <text:s/>Johnstone</text:p>
          </table:table-cell>
          <table:table-cell table:number-columns-repeated="2"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table:style-name="ce7" office:value-type="string" calcext:value-type="string">
            <text:p>="07752507395"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float" office:value="7752507395" calcext:value-type="float">
            <text:p>7752507395</text:p>
          </table:table-cell>
          <table:table-cell office:value-type="string" calcext:value-type="string">
            <text:p>Online</text:p>
          </table:table-cell>
          <table:table-cell office:value-type="date" office:date-value="2025-04-18" calcext:value-type="date">
            <text:p>2025-04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 office:value-type="string" calcext:value-type="string">
            <text:p>Harper Brown</text:p>
          </table:table-cell>
          <table:table-cell table:number-columns-repeated="3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table:style-name="ce7" office:value-type="string" calcext:value-type="string">
            <text:p>="07711820563"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float" office:value="7711820563" calcext:value-type="float">
            <text:p>7711820563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 office:value-type="string" calcext:value-type="string">
            <text:p>Ivy McKee</text:p>
          </table:table-cell>
          <table:table-cell table:number-columns-repeated="3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table:style-name="ce7" office:value-type="string" calcext:value-type="string">
            <text:p>="07817 391249"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float" office:value="7763119856" calcext:value-type="float">
            <text:p>7763119856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 office:value-type="string" calcext:value-type="string">
            <text:p>Gabriella <text:s/>Crawford </text:p>
          </table:table-cell>
          <table:table-cell table:number-columns-repeated="2"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table:style-name="ce7" office:value-type="string" calcext:value-type="string">
            <text:p>="07875081965"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float" office:value="1294218788" calcext:value-type="float">
            <text:p>1294218788</text:p>
          </table:table-cell>
          <table:table-cell office:value-type="string" calcext:value-type="string">
            <text:p>Online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 office:value-type="string" calcext:value-type="string">
            <text:p>Ivy McKee</text:p>
          </table:table-cell>
          <table:table-cell table:number-columns-repeated="3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table:style-name="ce7" office:value-type="string" calcext:value-type="string">
            <text:p>="07817 391249"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float" office:value="7763119856" calcext:value-type="float">
            <text:p>7763119856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 office:value-type="string" calcext:value-type="string">
            <text:p>Izzy Miller-Smith</text:p>
          </table:table-cell>
          <table:table-cell table:number-columns-repeated="2"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table:style-name="ce7" office:value-type="string" calcext:value-type="string">
            <text:p>="07555684085"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 office:value-type="string" calcext:value-type="string">
            <text:p>Gabriella <text:s/>Crawford </text:p>
          </table:table-cell>
          <table:table-cell table:number-columns-repeated="2"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table:style-name="ce7" office:value-type="string" calcext:value-type="string">
            <text:p>="07875081965"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float" office:value="1294218788" calcext:value-type="float">
            <text:p>1294218788</text:p>
          </table:table-cell>
          <table:table-cell office:value-type="string" calcext:value-type="string">
            <text:p>Online</text:p>
          </table:table-cell>
          <table:table-cell office:value-type="date" office:date-value="2025-04-14" calcext:value-type="date">
            <text:p>2025-04-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 office:value-type="string" calcext:value-type="string">
            <text:p>Izzy Miller-Smith</text:p>
          </table:table-cell>
          <table:table-cell table:number-columns-repeated="2"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table:style-name="ce7" office:value-type="string" calcext:value-type="string">
            <text:p>="07555684085"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 office:value-type="string" calcext:value-type="string">
            <text:p>Mya Mitchell</text:p>
          </table:table-cell>
          <table:table-cell table:number-columns-repeated="3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table:style-name="ce7" office:value-type="string" calcext:value-type="string">
            <text:p>="07828753829"</text:p>
          </table:table-cell>
          <table:table-cell office:value-type="date" office:date-value="2011-12-29" calcext:value-type="date">
            <text:p>2011-12-29</text:p>
          </table:table-cell>
          <table:table-cell table:number-columns-repeated="2" office:value-type="float" office:value="7828753829" calcext:value-type="float">
            <text:p>7828753829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 office:value-type="string" calcext:value-type="string">
            <text:p>Debbie Jones</text:p>
          </table:table-cell>
          <table:table-cell table:number-columns-repeated="2"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table:style-name="ce7" office:value-type="string" calcext:value-type="string">
            <text:p>="07960825908"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float" office:value="7983406750" calcext:value-type="float">
            <text:p>7983406750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 office:value-type="string" calcext:value-type="string">
            <text:p>Elliot Taylor </text:p>
          </table:table-cell>
          <table:table-cell table:number-columns-repeated="3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table:style-name="ce7" office:value-type="string" calcext:value-type="string">
            <text:p>="7577211717"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<text:s/>Taylor </text:p>
          </table:table-cell>
          <table:table-cell office:value-type="float" office:value="7577211717" calcext:value-type="float">
            <text:p>7577211717</text:p>
          </table:table-cell>
          <table:table-cell office:value-type="string" calcext:value-type="string">
            <text:p>Online</text:p>
          </table:table-cell>
          <table:table-cell office:value-type="date" office:date-value="2025-04-20" calcext:value-type="date">
            <text:p>2025-04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 office:value-type="string" calcext:value-type="string">
            <text:p>Mya Mitchell</text:p>
          </table:table-cell>
          <table:table-cell table:number-columns-repeated="3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table:style-name="ce7" office:value-type="string" calcext:value-type="string">
            <text:p>="07828753829"</text:p>
          </table:table-cell>
          <table:table-cell office:value-type="date" office:date-value="2011-12-29" calcext:value-type="date">
            <text:p>2011-12-29</text:p>
          </table:table-cell>
          <table:table-cell table:number-columns-repeated="2" office:value-type="float" office:value="7828753829" calcext:value-type="float">
            <text:p>7828753829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 office:value-type="string" calcext:value-type="string">
            <text:p>Sara Davies</text:p>
          </table:table-cell>
          <table:table-cell table:number-columns-repeated="2"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table:style-name="ce7" office:value-type="string" calcext:value-type="string">
            <text:p>="07392181885"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float" office:value="7810292995" calcext:value-type="float">
            <text:p>7810292995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 office:value-type="string" calcext:value-type="string">
            <text:p>Debbie Jones</text:p>
          </table:table-cell>
          <table:table-cell table:number-columns-repeated="2"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table:style-name="ce7" office:value-type="string" calcext:value-type="string">
            <text:p>="07960825908"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float" office:value="7983406750" calcext:value-type="float">
            <text:p>7983406750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4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table:style-name="ce7" office:value-type="string" calcext:value-type="string">
            <text:p>="07495650989"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299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 office:value-type="string" calcext:value-type="string">
            <text:p>Jane <text:s/>mcculloch</text:p>
          </table:table-cell>
          <table:table-cell table:number-columns-repeated="2"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table:style-name="ce7" office:value-type="string" calcext:value-type="string">
            <text:p>="07974838728"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float" office:value="7974838742" calcext:value-type="float">
            <text:p>7974838742</text:p>
          </table:table-cell>
          <table:table-cell office:value-type="string" calcext:value-type="string">
            <text:p>Online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 office:value-type="string" calcext:value-type="string">
            <text:p>Sara Davies</text:p>
          </table:table-cell>
          <table:table-cell table:number-columns-repeated="2"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table:style-name="ce7" office:value-type="string" calcext:value-type="string">
            <text:p>="07392181885"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float" office:value="7810292995" calcext:value-type="float">
            <text:p>7810292995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 office:value-type="string" calcext:value-type="string">
            <text:p>Sara Davies</text:p>
          </table:table-cell>
          <table:table-cell table:number-columns-repeated="2"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table:style-name="ce7" office:value-type="string" calcext:value-type="string">
            <text:p>="07392181885"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float" office:value="7810292995" calcext:value-type="float">
            <text:p>7810292995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8 Ring 1 - Working Hunter: 90cm</text:p>
          </table:table-cell>
          <table:table-cell office:value-type="string" calcext:value-type="string">
            <text:p>Sara Davies</text:p>
          </table:table-cell>
          <table:table-cell table:number-columns-repeated="2"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table:style-name="ce7" office:value-type="string" calcext:value-type="string">
            <text:p>="07392181885"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float" office:value="7810292995" calcext:value-type="float">
            <text:p>7810292995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 office:value-type="string" calcext:value-type="string">
            <text:p>Aimee Aitchison </text:p>
          </table:table-cell>
          <table:table-cell table:number-columns-repeated="3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table:style-name="ce7" office:value-type="string" calcext:value-type="string">
            <text:p>="07980296637"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float" office:value="7980296637" calcext:value-type="float">
            <text:p>7980296637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 office:value-type="string" calcext:value-type="string">
            <text:p>Jane <text:s/>mcculloch</text:p>
          </table:table-cell>
          <table:table-cell table:number-columns-repeated="2"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table:style-name="ce7" office:value-type="string" calcext:value-type="string">
            <text:p>="07974838728"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float" office:value="7974838742" calcext:value-type="float">
            <text:p>7974838742</text:p>
          </table:table-cell>
          <table:table-cell office:value-type="string" calcext:value-type="string">
            <text:p>Online</text:p>
          </table:table-cell>
          <table:table-cell office:value-type="date" office:date-value="2025-04-07" calcext:value-type="date">
            <text:p>2025-04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 office:value-type="string" calcext:value-type="string">
            <text:p>Samantha Cloy</text:p>
          </table:table-cell>
          <table:table-cell table:number-columns-repeated="3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<text:s/>Dumfries </text:p>
          </table:table-cell>
          <table:table-cell table:number-columns-repeated="3"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table:style-name="ce7" office:value-type="string" calcext:value-type="string">
            <text:p>="01387730431"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float" office:value="7928222268" calcext:value-type="float">
            <text:p>7928222268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15.3hh - not a heavyweight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table:style-name="ce7" office:value-type="string" calcext:value-type="string">
            <text:p>="07495650989"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299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 office:value-type="string" calcext:value-type="string">
            <text:p>Laura Meader</text:p>
          </table:table-cell>
          <table:table-cell table:number-columns-repeated="3"/>
          <table:table-cell office:value-type="string" calcext:value-type="string">
            <text:p>Castlemore Alex</text:p>
          </table:table-cell>
          <table:table-cell table:number-columns-repeated="2"/>
          <table:table-cell office:value-type="string" calcext:value-type="string">
            <text:p>Laura Meader</text:p>
          </table:table-cell>
          <table:table-cell office:value-type="string" calcext:value-type="string">
            <text:p>20 Auchans Avenue, Dundonald</text:p>
          </table:table-cell>
          <table:table-cell/>
          <table:table-cell office:value-type="string" calcext:value-type="string">
            <text:p>Lightweight Hunter</text:p>
          </table:table-cell>
          <table:table-cell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3-04-30" calcext:value-type="date">
            <text:p>2013-04-30</text:p>
          </table:table-cell>
          <table:table-cell office:value-type="float" office:value="16.1" calcext:value-type="float">
            <text:p>16.1</text:p>
          </table:table-cell>
          <table:table-cell table:number-columns-repeated="11"/>
          <table:table-cell office:value-type="string" calcext:value-type="string">
            <text:p>20 Auchans Avenue</text:p>
          </table:table-cell>
          <table:table-cell table:number-columns-repeated="2"/>
          <table:table-cell office:value-type="string" calcext:value-type="string">
            <text:p>Dundonald, 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EB</text:p>
          </table:table-cell>
          <table:table-cell office:value-type="string" calcext:value-type="string">
            <text:p>lmeaderphotography@outlook.com</text:p>
          </table:table-cell>
          <table:table-cell table:style-name="ce7" office:value-type="string" calcext:value-type="string">
            <text:p>="07454725807"</text:p>
          </table:table-cell>
          <table:table-cell office:value-type="date" office:date-value="1996-11-12" calcext:value-type="date">
            <text:p>1996-11-12</text:p>
          </table:table-cell>
          <table:table-cell office:value-type="string" calcext:value-type="string">
            <text:p>Jacqueline Meader</text:p>
          </table:table-cell>
          <table:table-cell office:value-type="float" office:value="7752251104" calcext:value-type="float">
            <text:p>7752251104</text:p>
          </table:table-cell>
          <table:table-cell office:value-type="string" calcext:value-type="string">
            <text:p>Online</text:p>
          </table:table-cell>
          <table:table-cell office:value-type="date" office:date-value="2025-04-19" calcext:value-type="date">
            <text:p>2025-04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 office:value-type="string" calcext:value-type="string">
            <text:p>Rachel Sherry</text:p>
          </table:table-cell>
          <table:table-cell table:number-columns-repeated="3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/>
          <table:table-cell office:value-type="string" calcext:value-type="string">
            <text:p>Lightweight hunter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table:style-name="ce7" office:value-type="string" calcext:value-type="string">
            <text:p>="07760885619"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float" office:value="7981609221" calcext:value-type="float">
            <text:p>7981609221</text:p>
          </table:table-cell>
          <table:table-cell office:value-type="string" calcext:value-type="string">
            <text:p>Online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 office:value-type="string" calcext:value-type="string">
            <text:p>Samantha Cloy</text:p>
          </table:table-cell>
          <table:table-cell table:number-columns-repeated="3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<text:s/>Dumfries </text:p>
          </table:table-cell>
          <table:table-cell/>
          <table:table-cell office:value-type="string" calcext:value-type="string">
            <text:p>Heavyweight Hunter</text:p>
          </table:table-cell>
          <table:table-cell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table:style-name="ce7" office:value-type="string" calcext:value-type="string">
            <text:p>="01387730431"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float" office:value="7928222268" calcext:value-type="float">
            <text:p>7928222268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 office:value-type="string" calcext:value-type="string">
            <text:p>Daisy <text:s/>Robertson</text:p>
          </table:table-cell>
          <table:table-cell table:number-columns-repeated="3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table:style-name="ce7" office:value-type="string" calcext:value-type="string">
            <text:p>="07432410447"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float" office:value="7884470568" calcext:value-type="float">
            <text:p>7884470568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 office:value-type="string" calcext:value-type="string">
            <text:p>Rachel Sherry</text:p>
          </table:table-cell>
          <table:table-cell table:number-columns-repeated="3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table:style-name="ce7" office:value-type="string" calcext:value-type="string">
            <text:p>="07760885619"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float" office:value="7981609221" calcext:value-type="float">
            <text:p>7981609221</text:p>
          </table:table-cell>
          <table:table-cell office:value-type="string" calcext:value-type="string">
            <text:p>Online</text:p>
          </table:table-cell>
          <table:table-cell office:value-type="date" office:date-value="2025-04-15" calcext:value-type="date">
            <text:p>2025-04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 office:value-type="string" calcext:value-type="string">
            <text:p>Wendy Miller-smith</text:p>
          </table:table-cell>
          <table:table-cell table:number-columns-repeated="2"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table:style-name="ce7" office:value-type="string" calcext:value-type="string">
            <text:p>="07792695050"</text:p>
          </table:table-cell>
          <table:table-cell office:value-type="date" office:date-value="1966-01-05" calcext:value-type="date">
            <text:p>1966-01-05</text:p>
          </table:table-cell>
          <table:table-cell table:number-columns-repeated="2" office:value-type="float" office:value="7792695050" calcext:value-type="float">
            <text:p>7792695050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 office:value-type="string" calcext:value-type="string">
            <text:p>Danielle Scott</text:p>
          </table:table-cell>
          <table:table-cell table:number-columns-repeated="3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table:style-name="ce7" office:value-type="string" calcext:value-type="string">
            <text:p>="07411077966"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+44 7860 119777</text:p>
          </table:table-cell>
          <table:table-cell office:value-type="string" calcext:value-type="string">
            <text:p>Online</text:p>
          </table:table-cell>
          <table:table-cell office:value-type="date" office:date-value="2025-04-19" calcext:value-type="date">
            <text:p>2025-04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 office:value-type="string" calcext:value-type="string">
            <text:p>Karen Lyon</text:p>
          </table:table-cell>
          <table:table-cell table:number-columns-repeated="3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Inhand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table:style-name="ce7" office:value-type="string" calcext:value-type="string">
            <text:p>="07846499644"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float" office:value="7859730959" calcext:value-type="float">
            <text:p>7859730959</text:p>
          </table:table-cell>
          <table:table-cell office:value-type="string" calcext:value-type="string">
            <text:p>Online</text:p>
          </table:table-cell>
          <table:table-cell office:value-type="date" office:date-value="2025-04-14" calcext:value-type="date">
            <text:p>2025-04-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 office:value-type="string" calcext:value-type="string">
            <text:p>Kathryn Martin</text:p>
          </table:table-cell>
          <table:table-cell table:number-columns-repeated="2"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In h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table:style-name="ce7" office:value-type="string" calcext:value-type="string">
            <text:p>="07751975124"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float" office:value="7751975124" calcext:value-type="float">
            <text:p>7751975124</text:p>
          </table:table-cell>
          <table:table-cell office:value-type="string" calcext:value-type="string">
            <text:p>Online</text:p>
          </table:table-cell>
          <table:table-cell office:value-type="date" office:date-value="2025-04-07" calcext:value-type="date">
            <text:p>2025-04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 office:value-type="string" calcext:value-type="string">
            <text:p>Anna Kennedy</text:p>
          </table:table-cell>
          <table:table-cell table:number-columns-repeated="2"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table:style-name="ce7" office:value-type="string" calcext:value-type="string">
            <text:p>="07717725567"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float" office:value="7717725567" calcext:value-type="float">
            <text:p>7717725567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 office:value-type="string" calcext:value-type="string">
            <text:p>Macy Hose</text:p>
          </table:table-cell>
          <table:table-cell table:number-columns-repeated="2"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table:style-name="ce7" office:value-type="string" calcext:value-type="string">
            <text:p>="07747399669"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float" office:value="7747389669" calcext:value-type="float">
            <text:p>7747389669</text:p>
          </table:table-cell>
          <table:table-cell office:value-type="string" calcext:value-type="string">
            <text:p>Online</text:p>
          </table:table-cell>
          <table:table-cell office:value-type="date" office:date-value="2025-04-20" calcext:value-type="date">
            <text:p>2025-04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<text:s/>Chloe Waugh</text:p>
          </table:table-cell>
          <table:table-cell table:number-columns-repeated="3"/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/>
          <table:table-cell office:value-type="string" calcext:value-type="string">
            <text:p>Welsh c</text:p>
          </table:table-cell>
          <table:table-cell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8" calcext:value-type="float">
            <text:p>128.0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 high road</text:p>
          </table:table-cell>
          <table:table-cell office:value-type="string" calcext:value-type="string">
            <text:p>Carrutherstown</text:p>
          </table:table-cell>
          <table:table-cell/>
          <table:table-cell office:value-type="string" calcext:value-type="string">
            <text:p>Dumfrie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table:style-name="ce7" office:value-type="string" calcext:value-type="string">
            <text:p>="07503107041"</text:p>
          </table:table-cell>
          <table:table-cell office:value-type="date" office:date-value="2001-04-28" calcext:value-type="date">
            <text:p>2001-04-28</text:p>
          </table:table-cell>
          <table:table-cell office:value-type="string" calcext:value-type="string">
            <text:p>Louise Stuart</text:p>
          </table:table-cell>
          <table:table-cell office:value-type="float" office:value="7503107041" calcext:value-type="float">
            <text:p>7503107041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Daisy <text:s/>Robertson</text:p>
          </table:table-cell>
          <table:table-cell table:number-columns-repeated="3"/>
          <table:table-cell office:value-type="string" calcext:value-type="string">
            <text:p>Hermits Maverick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The Shetland pony stud book society </text:p>
          </table:table-cell>
          <table:table-cell table:number-columns-repeated="2"/>
          <table:table-cell office:value-type="string" calcext:value-type="string">
            <text:p>Miniature</text:p>
          </table:table-cell>
          <table:table-cell office:value-type="string" calcext:value-type="string">
            <text:p>Colt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8" calcext:value-type="float">
            <text:p>8.0</text:p>
          </table:table-cell>
          <table:table-cell table:number-columns-repeated="9"/>
          <table:table-cell office:value-type="string" calcext:value-type="string">
            <text:p>Mr Andrew butterfiel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table:style-name="ce7" office:value-type="string" calcext:value-type="string">
            <text:p>="07432410447"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float" office:value="7884470568" calcext:value-type="float">
            <text:p>7884470568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Karen Lyon</text:p>
          </table:table-cell>
          <table:table-cell table:number-columns-repeated="3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Mountain Small (Welsh Sect A youngstock)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table:style-name="ce7" office:value-type="string" calcext:value-type="string">
            <text:p>="07846499644"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float" office:value="7859730959" calcext:value-type="float">
            <text:p>7859730959</text:p>
          </table:table-cell>
          <table:table-cell office:value-type="string" calcext:value-type="string">
            <text:p>Online</text:p>
          </table:table-cell>
          <table:table-cell office:value-type="date" office:date-value="2025-04-14" calcext:value-type="date">
            <text:p>2025-04-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Kathryn Martin</text:p>
          </table:table-cell>
          <table:table-cell table:number-columns-repeated="2"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Small breed - mini shetl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table:style-name="ce7" office:value-type="string" calcext:value-type="string">
            <text:p>="07751975124"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float" office:value="7751975124" calcext:value-type="float">
            <text:p>7751975124</text:p>
          </table:table-cell>
          <table:table-cell office:value-type="string" calcext:value-type="string">
            <text:p>Online</text:p>
          </table:table-cell>
          <table:table-cell office:value-type="date" office:date-value="2025-04-07" calcext:value-type="date">
            <text:p>2025-04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Leah Dalgleish</text:p>
          </table:table-cell>
          <table:table-cell table:number-columns-repeated="2"/>
          <table:table-cell office:value-type="string" calcext:value-type="string">
            <text:p>Highland Pony Society - 8260312024107mr</text:p>
          </table:table-cell>
          <table:table-cell office:value-type="string" calcext:value-type="string">
            <text:p>Bienn Bheula Of Royaldalriada</text:p>
          </table:table-cell>
          <table:table-cell table:number-columns-repeated="2"/>
          <table:table-cell office:value-type="string" calcext:value-type="string">
            <text:p>Dawn &amp; leah Dalgleish </text:p>
          </table:table-cell>
          <table:table-cell office:value-type="string" calcext:value-type="string">
            <text:p>Drumullan Farm,</text:p>
          </table:table-cell>
          <table:table-cell/>
          <table:table-cell office:value-type="string" calcext:value-type="string">
            <text:p>Highland gelding first time out !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Gelding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Glentrol Jamie of Castle Green</text:p>
          </table:table-cell>
          <table:table-cell office:value-type="string" calcext:value-type="string">
            <text:p>Tanera of Carling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Jessica fergus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mullan Farm,</text:p>
          </table:table-cell>
          <table:table-cell table:number-columns-repeated="2"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8LJ</text:p>
          </table:table-cell>
          <table:table-cell office:value-type="string" calcext:value-type="string">
            <text:p>dawndalgleish77@gmail.com</text:p>
          </table:table-cell>
          <table:table-cell table:style-name="ce7" office:value-type="string" calcext:value-type="string">
            <text:p>="07823913389"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awn Dalgleish</text:p>
          </table:table-cell>
          <table:table-cell office:value-type="float" office:value="7823913389" calcext:value-type="float">
            <text:p>7823913389</text:p>
          </table:table-cell>
          <table:table-cell office:value-type="string" calcext:value-type="string">
            <text:p>Online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 office:value-type="string" calcext:value-type="string">
            <text:p>Wendy Miller-smith</text:p>
          </table:table-cell>
          <table:table-cell table:number-columns-repeated="2"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table:style-name="ce7" office:value-type="string" calcext:value-type="string">
            <text:p>="07792695050"</text:p>
          </table:table-cell>
          <table:table-cell office:value-type="date" office:date-value="1966-01-05" calcext:value-type="date">
            <text:p>1966-01-05</text:p>
          </table:table-cell>
          <table:table-cell table:number-columns-repeated="2" office:value-type="float" office:value="7792695050" calcext:value-type="float">
            <text:p>7792695050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Aimee Aitchison </text:p>
          </table:table-cell>
          <table:table-cell table:number-columns-repeated="3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table:style-name="ce7" office:value-type="string" calcext:value-type="string">
            <text:p>="07980296637"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float" office:value="7980296637" calcext:value-type="float">
            <text:p>7980296637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Alison Drummond</text:p>
          </table:table-cell>
          <table:table-cell table:number-columns-repeated="2"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/>
          <table:table-cell office:value-type="string" calcext:value-type="string">
            <text:p>Moorland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table:style-name="ce7" office:value-type="string" calcext:value-type="string">
            <text:p>="07799555587"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float" office:value="7986880461" calcext:value-type="float">
            <text:p>7986880461</text:p>
          </table:table-cell>
          <table:table-cell office:value-type="string" calcext:value-type="string">
            <text:p>Online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Alison Morran</text:p>
          </table:table-cell>
          <table:table-cell table:number-columns-repeated="3"/>
          <table:table-cell office:value-type="string" calcext:value-type="string">
            <text:p>Glenmuir Adele </text:p>
          </table:table-cell>
          <table:table-cell office:value-type="string" calcext:value-type="string">
            <text:p>Highland Pony Society - HPS</text:p>
          </table:table-cell>
          <table:table-cell/>
          <table:table-cell office:value-type="string" calcext:value-type="string">
            <text:p>Janice Boyd </text:p>
          </table:table-cell>
          <table:table-cell office:value-type="string" calcext:value-type="string">
            <text:p>13 Avonmouth Place GOUROCK </text:p>
          </table:table-cell>
          <table:table-cell/>
          <table:table-cell office:value-type="string" calcext:value-type="string">
            <text:p>Highland pony - large breed. Could be classed as mountain or moorland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Mare</text:p>
          </table:table-cell>
          <table:table-cell office:value-type="date" office:date-value="2013-05-06" calcext:value-type="date">
            <text:p>2013-05-06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arling Feargus</text:p>
          </table:table-cell>
          <table:table-cell office:value-type="string" calcext:value-type="string">
            <text:p>Glenmuir Rambling Rose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William Nel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table:style-name="ce7" office:value-type="string" calcext:value-type="string">
            <text:p>="07817 391249"</text:p>
          </table:table-cell>
          <table:table-cell office:value-type="date" office:date-value="1984-11-02" calcext:value-type="date">
            <text:p>1984-11-02</text:p>
          </table:table-cell>
          <table:table-cell office:value-type="string" calcext:value-type="string">
            <text:p>Janice Boyd </text:p>
          </table:table-cell>
          <table:table-cell office:value-type="string" calcext:value-type="string">
            <text:p>07817 391249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Ariya <text:s/>Johnstone</text:p>
          </table:table-cell>
          <table:table-cell table:number-columns-repeated="2"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table:style-name="ce7" office:value-type="string" calcext:value-type="string">
            <text:p>="07752507395"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float" office:value="7752507395" calcext:value-type="float">
            <text:p>7752507395</text:p>
          </table:table-cell>
          <table:table-cell office:value-type="string" calcext:value-type="string">
            <text:p>Online</text:p>
          </table:table-cell>
          <table:table-cell office:value-type="date" office:date-value="2025-04-18" calcext:value-type="date">
            <text:p>2025-04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Ellie <text:s/>Mcarthur </text:p>
          </table:table-cell>
          <table:table-cell table:number-columns-repeated="3"/>
          <table:table-cell office:value-type="string" calcext:value-type="string">
            <text:p>Trefaldwyn Menna Haf</text:p>
          </table:table-cell>
          <table:table-cell table:number-columns-repeated="2"/>
          <table:table-cell office:value-type="string" calcext:value-type="string">
            <text:p>Lynsey Mcarthur </text:p>
          </table:table-cell>
          <table:table-cell office:value-type="string" calcext:value-type="string">
            <text:p>12 Paterson avenue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13-06-02" calcext:value-type="date">
            <text:p>2013-06-02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aterson avenue ka12 9th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9JH</text:p>
          </table:table-cell>
          <table:table-cell office:value-type="string" calcext:value-type="string">
            <text:p>mcarthurlynsey@yahoo.com</text:p>
          </table:table-cell>
          <table:table-cell table:style-name="ce7" office:value-type="string" calcext:value-type="string">
            <text:p>="07759267450"</text:p>
          </table:table-cell>
          <table:table-cell office:value-type="date" office:date-value="2011-08-23" calcext:value-type="date">
            <text:p>2011-08-23</text:p>
          </table:table-cell>
          <table:table-cell office:value-type="string" calcext:value-type="string">
            <text:p>Lynsey Mcarthur </text:p>
          </table:table-cell>
          <table:table-cell office:value-type="float" office:value="7759267450" calcext:value-type="float">
            <text:p>7759267450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Harper Brown</text:p>
          </table:table-cell>
          <table:table-cell table:number-columns-repeated="3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table:style-name="ce7" office:value-type="string" calcext:value-type="string">
            <text:p>="07711820563"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float" office:value="7711820563" calcext:value-type="float">
            <text:p>7711820563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Macy Hose</text:p>
          </table:table-cell>
          <table:table-cell table:number-columns-repeated="2"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table:style-name="ce7" office:value-type="string" calcext:value-type="string">
            <text:p>="07747399669"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float" office:value="7747389669" calcext:value-type="float">
            <text:p>7747389669</text:p>
          </table:table-cell>
          <table:table-cell office:value-type="string" calcext:value-type="string">
            <text:p>Online</text:p>
          </table:table-cell>
          <table:table-cell office:value-type="date" office:date-value="2025-04-20" calcext:value-type="date">
            <text:p>2025-04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Milli McClure</text:p>
          </table:table-cell>
          <table:table-cell table:number-columns-repeated="3"/>
          <table:table-cell office:value-type="string" calcext:value-type="string">
            <text:p>Rockfield Melody</text:p>
          </table:table-cell>
          <table:table-cell table:number-columns-repeated="2"/>
          <table:table-cell office:value-type="string" calcext:value-type="string">
            <text:p>Milli McClure</text:p>
          </table:table-cell>
          <table:table-cell office:value-type="string" calcext:value-type="string">
            <text:p>38 Victory Park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2-07-12" calcext:value-type="date">
            <text:p>2012-07-12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Kevin mcclosk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8 Victory Park</text:p>
          </table:table-cell>
          <table:table-cell table:number-columns-repeated="2"/>
          <table:table-cell office:value-type="string" calcext:value-type="string">
            <text:p>Girva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6 9DQ</text:p>
          </table:table-cell>
          <table:table-cell office:value-type="string" calcext:value-type="string">
            <text:p>millimcclure@gmail.com</text:p>
          </table:table-cell>
          <table:table-cell table:style-name="ce7" office:value-type="string" calcext:value-type="string">
            <text:p>="07375055767"</text:p>
          </table:table-cell>
          <table:table-cell office:value-type="date" office:date-value="2003-03-14" calcext:value-type="date">
            <text:p>2003-03-14</text:p>
          </table:table-cell>
          <table:table-cell office:value-type="string" calcext:value-type="string">
            <text:p>Milli Mcclure</text:p>
          </table:table-cell>
          <table:table-cell office:value-type="float" office:value="7375055767" calcext:value-type="float">
            <text:p>7375055767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 office:value-type="string" calcext:value-type="string">
            <text:p>Savanna Boyd</text:p>
          </table:table-cell>
          <table:table-cell table:number-columns-repeated="3"/>
          <table:table-cell office:value-type="string" calcext:value-type="string">
            <text:p>Greenwing Gold Rush</text:p>
          </table:table-cell>
          <table:table-cell table:number-columns-repeated="2"/>
          <table:table-cell office:value-type="string" calcext:value-type="string">
            <text:p>Kris Boyd </text:p>
          </table:table-cell>
          <table:table-cell office:value-type="string" calcext:value-type="string">
            <text:p>Kilmore Farm</text:p>
          </table:table-cell>
          <table:table-cell/>
          <table:table-cell office:value-type="string" calcext:value-type="string">
            <text:p>Horse is A welsh D 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.0</text:p>
          </table:table-cell>
          <table:table-cell table:number-columns-repeated="9"/>
          <table:table-cell office:value-type="string" calcext:value-type="string">
            <text:p>L.S. Smith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 belleisle drive </text:p>
          </table:table-cell>
          <table:table-cell table:number-columns-repeated="2"/>
          <table:table-cell office:value-type="string" calcext:value-type="string">
            <text:p>ayr 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4BN</text:p>
          </table:table-cell>
          <table:table-cell office:value-type="string" calcext:value-type="string">
            <text:p>brookboyd@btinternet.com</text:p>
          </table:table-cell>
          <table:table-cell table:style-name="ce7" office:value-type="string" calcext:value-type="string">
            <text:p>="+44 7921 339307"</text:p>
          </table:table-cell>
          <table:table-cell office:value-type="date" office:date-value="1983-12-17" calcext:value-type="date">
            <text:p>1983-12-17</text:p>
          </table:table-cell>
          <table:table-cell office:value-type="string" calcext:value-type="string">
            <text:p>Christine Boyd </text:p>
          </table:table-cell>
          <table:table-cell office:value-type="string" calcext:value-type="string">
            <text:p>+44 7921 339307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 office:value-type="string" calcext:value-type="string">
            <text:p>Eva <text:s/>Tritschler</text:p>
          </table:table-cell>
          <table:table-cell table:number-columns-repeated="3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table:number-columns-repeated="2"/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table:style-name="ce7" office:value-type="string" calcext:value-type="string">
            <text:p>="07432410447"</text:p>
          </table:table-cell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Laura Tritschler </text:p>
          </table:table-cell>
          <table:table-cell office:value-type="float" office:value="7756531210" calcext:value-type="float">
            <text:p>7756531210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 office:value-type="string" calcext:value-type="string">
            <text:p>Wendy Miller-smith</text:p>
          </table:table-cell>
          <table:table-cell table:number-columns-repeated="2"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table:style-name="ce7" office:value-type="string" calcext:value-type="string">
            <text:p>="07792695050"</text:p>
          </table:table-cell>
          <table:table-cell office:value-type="date" office:date-value="1966-01-05" calcext:value-type="date">
            <text:p>1966-01-05</text:p>
          </table:table-cell>
          <table:table-cell table:number-columns-repeated="2" office:value-type="float" office:value="7792695050" calcext:value-type="float">
            <text:p>7792695050</text:p>
          </table:table-cell>
          <table:table-cell office:value-type="string" calcext:value-type="string">
            <text:p>Online</text:p>
          </table:table-cell>
          <table:table-cell office:value-type="date" office:date-value="2025-04-17" calcext:value-type="date">
            <text:p>2025-04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 office:value-type="string" calcext:value-type="string">
            <text:p>Carolyn <text:s/>Murdoch </text:p>
          </table:table-cell>
          <table:table-cell table:number-columns-repeated="3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table:style-name="ce7" office:value-type="string" calcext:value-type="string">
            <text:p>="07472587709"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float" office:value="7899005886" calcext:value-type="float">
            <text:p>7899005886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 office:value-type="string" calcext:value-type="string">
            <text:p>June bell</text:p>
          </table:table-cell>
          <table:table-cell table:number-columns-repeated="2"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table:style-name="ce7" office:value-type="string" calcext:value-type="string">
            <text:p>="07799795778"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float" office:value="7584671425" calcext:value-type="float">
            <text:p>7584671425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3 Ring 3 - Hazard Obedience Course Intermediate: horses under 14.2</text:p>
          </table:table-cell>
          <table:table-cell office:value-type="string" calcext:value-type="string">
            <text:p>Daisy <text:s/>Robertson</text:p>
          </table:table-cell>
          <table:table-cell table:number-columns-repeated="3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table:style-name="ce7" office:value-type="string" calcext:value-type="string">
            <text:p>="07432410447"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float" office:value="7884470568" calcext:value-type="float">
            <text:p>7884470568</text:p>
          </table:table-cell>
          <table:table-cell office:value-type="string" calcext:value-type="string">
            <text:p>Online</text:p>
          </table:table-cell>
          <table:table-cell office:value-type="date" office:date-value="2025-04-05" calcext:value-type="date">
            <text:p>2025-0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 office:value-type="string" calcext:value-type="string">
            <text:p>Adrie <text:s/>Morgan </text:p>
          </table:table-cell>
          <table:table-cell table:number-columns-repeated="3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table:style-name="ce7" office:value-type="string" calcext:value-type="string">
            <text:p>="07565901387"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304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 office:value-type="string" calcext:value-type="string">
            <text:p>Alison Drummond</text:p>
          </table:table-cell>
          <table:table-cell table:number-columns-repeated="2"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table:style-name="ce7" office:value-type="string" calcext:value-type="string">
            <text:p>="07799555587"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float" office:value="7986880461" calcext:value-type="float">
            <text:p>7986880461</text:p>
          </table:table-cell>
          <table:table-cell office:value-type="string" calcext:value-type="string">
            <text:p>Online</text:p>
          </table:table-cell>
          <table:table-cell office:value-type="date" office:date-value="2025-04-08" calcext:value-type="date">
            <text:p>2025-04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 office:value-type="string" calcext:value-type="string">
            <text:p>Carolyn <text:s/>Murdoch </text:p>
          </table:table-cell>
          <table:table-cell table:number-columns-repeated="3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table:style-name="ce7" office:value-type="string" calcext:value-type="string">
            <text:p>="07472587709"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float" office:value="7899005886" calcext:value-type="float">
            <text:p>7899005886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 office:value-type="string" calcext:value-type="string">
            <text:p>Danielle Scott</text:p>
          </table:table-cell>
          <table:table-cell table:number-columns-repeated="3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table:style-name="ce7" office:value-type="string" calcext:value-type="string">
            <text:p>="07411077966"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+44 7860 119777</text:p>
          </table:table-cell>
          <table:table-cell office:value-type="string" calcext:value-type="string">
            <text:p>Online</text:p>
          </table:table-cell>
          <table:table-cell office:value-type="date" office:date-value="2025-04-19" calcext:value-type="date">
            <text:p>2025-04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 office:value-type="string" calcext:value-type="string">
            <text:p>June bell</text:p>
          </table:table-cell>
          <table:table-cell table:number-columns-repeated="2"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table:style-name="ce7" office:value-type="string" calcext:value-type="string">
            <text:p>="07799795778"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float" office:value="7584671425" calcext:value-type="float">
            <text:p>7584671425</text:p>
          </table:table-cell>
          <table:table-cell office:value-type="string" calcext:value-type="string">
            <text:p>Online</text:p>
          </table:table-cell>
          <table:table-cell office:value-type="date" office:date-value="2025-04-21" calcext:value-type="date">
            <text:p>2025-04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5 Ring 3 - Hazard Obedience Course Open: horses under 14.2</text:p>
          </table:table-cell>
          <table:table-cell office:value-type="string" calcext:value-type="string">
            <text:p>Danielle Scott</text:p>
          </table:table-cell>
          <table:table-cell table:number-columns-repeated="3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table:style-name="ce7" office:value-type="string" calcext:value-type="string">
            <text:p>="07411077966"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+44 7860 119777</text:p>
          </table:table-cell>
          <table:table-cell office:value-type="string" calcext:value-type="string">
            <text:p>Online</text:p>
          </table:table-cell>
          <table:table-cell office:value-type="date" office:date-value="2025-04-19" calcext:value-type="date">
            <text:p>2025-04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6 Ring 3 - Hazard Obedience Course Open: horses over 14.2</text:p>
          </table:table-cell>
          <table:table-cell office:value-type="string" calcext:value-type="string">
            <text:p>Alison Drummond</text:p>
          </table:table-cell>
          <table:table-cell table:number-columns-repeated="2"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table:style-name="ce7" office:value-type="string" calcext:value-type="string">
            <text:p>="07799555587"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float" office:value="7986880461" calcext:value-type="float">
            <text:p>7986880461</text:p>
          </table:table-cell>
          <table:table-cell office:value-type="string" calcext:value-type="string">
            <text:p>Online</text:p>
          </table:table-cell>
          <table:table-cell office:value-type="date" office:date-value="2025-04-08" calcext:value-type="date">
            <text:p>2025-04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 office:value-type="string" calcext:value-type="string">
            <text:p>Anna Kennedy</text:p>
          </table:table-cell>
          <table:table-cell table:number-columns-repeated="2"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table:style-name="ce7" office:value-type="string" calcext:value-type="string">
            <text:p>="07717725567"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float" office:value="7717725567" calcext:value-type="float">
            <text:p>7717725567</text:p>
          </table:table-cell>
          <table:table-cell office:value-type="string" calcext:value-type="string">
            <text:p>Online</text:p>
          </table:table-cell>
          <table:table-cell office:value-type="date" office:date-value="2025-04-23" calcext:value-type="date">
            <text:p>2025-04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<text:s/>Showjumping: 30cm</text:p>
          </table:table-cell>
          <table:table-cell office:value-type="string" calcext:value-type="string">
            <text:p>Harper Brown</text:p>
          </table:table-cell>
          <table:table-cell table:number-columns-repeated="3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table:style-name="ce7" office:value-type="string" calcext:value-type="string">
            <text:p>="07711820563"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float" office:value="7711820563" calcext:value-type="float">
            <text:p>7711820563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<text:s/>Showjumping: 40cm</text:p>
          </table:table-cell>
          <table:table-cell office:value-type="string" calcext:value-type="string">
            <text:p>Harper Brown</text:p>
          </table:table-cell>
          <table:table-cell table:number-columns-repeated="3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table:style-name="ce7" office:value-type="string" calcext:value-type="string">
            <text:p>="07711820563"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float" office:value="7711820563" calcext:value-type="float">
            <text:p>7711820563</text:p>
          </table:table-cell>
          <table:table-cell office:value-type="string" calcext:value-type="string">
            <text:p>Online</text:p>
          </table:table-cell>
          <table:table-cell office:value-type="date" office:date-value="2025-04-22" calcext:value-type="date">
            <text:p>2025-04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<text:s/>Showjumping: 40cm</text:p>
          </table:table-cell>
          <table:table-cell office:value-type="string" calcext:value-type="string">
            <text:p>Sarah Stevenson</text:p>
          </table:table-cell>
          <table:table-cell table:number-columns-repeated="2"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table:style-name="ce7" office:value-type="string" calcext:value-type="string">
            <text:p>="07492 996777"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777</text:p>
          </table:table-cell>
          <table:table-cell office:value-type="string" calcext:value-type="string">
            <text:p>Online</text:p>
          </table:table-cell>
          <table:table-cell office:value-type="date" office:date-value="2025-04-12" calcext:value-type="date">
            <text:p>2025-04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<text:s/>Showjumping: 50cm</text:p>
          </table:table-cell>
          <table:table-cell office:value-type="string" calcext:value-type="string">
            <text:p>Christine <text:s/>Still</text:p>
          </table:table-cell>
          <table:table-cell table:number-columns-repeated="3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table:style-name="ce7" office:value-type="string" calcext:value-type="string">
            <text:p>="07808810319"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float" office:value="7808810319" calcext:value-type="float">
            <text:p>7808810319</text:p>
          </table:table-cell>
          <table:table-cell office:value-type="string" calcext:value-type="string">
            <text:p>Online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<text:s/>Showjumping: 50cm</text:p>
          </table:table-cell>
          <table:table-cell office:value-type="string" calcext:value-type="string">
            <text:p>Sarah Stevenson</text:p>
          </table:table-cell>
          <table:table-cell table:number-columns-repeated="2"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table:style-name="ce7" office:value-type="string" calcext:value-type="string">
            <text:p>="07492 996777"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777</text:p>
          </table:table-cell>
          <table:table-cell office:value-type="string" calcext:value-type="string">
            <text:p>Online</text:p>
          </table:table-cell>
          <table:table-cell office:value-type="date" office:date-value="2025-04-12" calcext:value-type="date">
            <text:p>2025-04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<text:s/>Showjumping: 60cm</text:p>
          </table:table-cell>
          <table:table-cell office:value-type="string" calcext:value-type="string">
            <text:p>Christine <text:s/>Still</text:p>
          </table:table-cell>
          <table:table-cell table:number-columns-repeated="3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table:style-name="ce7" office:value-type="string" calcext:value-type="string">
            <text:p>="07808810319"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float" office:value="7808810319" calcext:value-type="float">
            <text:p>7808810319</text:p>
          </table:table-cell>
          <table:table-cell office:value-type="string" calcext:value-type="string">
            <text:p>Online</text:p>
          </table:table-cell>
          <table:table-cell office:value-type="date" office:date-value="2025-04-15" calcext:value-type="date">
            <text:p>2025-04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<text:s/>Showjumping: 60cm</text:p>
          </table:table-cell>
          <table:table-cell office:value-type="string" calcext:value-type="string">
            <text:p>Mya Mitchell</text:p>
          </table:table-cell>
          <table:table-cell table:number-columns-repeated="3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table:style-name="ce7" office:value-type="string" calcext:value-type="string">
            <text:p>="07828753829"</text:p>
          </table:table-cell>
          <table:table-cell office:value-type="date" office:date-value="2011-12-29" calcext:value-type="date">
            <text:p>2011-12-29</text:p>
          </table:table-cell>
          <table:table-cell table:number-columns-repeated="2" office:value-type="float" office:value="7828753829" calcext:value-type="float">
            <text:p>7828753829</text:p>
          </table:table-cell>
          <table:table-cell office:value-type="string" calcext:value-type="string">
            <text:p>Online</text:p>
          </table:table-cell>
          <table:table-cell office:value-type="date" office:date-value="2025-04-08" calcext:value-type="date">
            <text:p>2025-04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<text:s/>Showjumping: 70cm</text:p>
          </table:table-cell>
          <table:table-cell office:value-type="string" calcext:value-type="string">
            <text:p>Mya Mitchell</text:p>
          </table:table-cell>
          <table:table-cell table:number-columns-repeated="3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table:style-name="ce7" office:value-type="string" calcext:value-type="string">
            <text:p>="07828753829"</text:p>
          </table:table-cell>
          <table:table-cell office:value-type="date" office:date-value="2011-12-29" calcext:value-type="date">
            <text:p>2011-12-29</text:p>
          </table:table-cell>
          <table:table-cell table:number-columns-repeated="2" office:value-type="float" office:value="7828753829" calcext:value-type="float">
            <text:p>7828753829</text:p>
          </table:table-cell>
          <table:table-cell office:value-type="string" calcext:value-type="string">
            <text:p>Online</text:p>
          </table:table-cell>
          <table:table-cell office:value-type="date" office:date-value="2025-04-08" calcext:value-type="date">
            <text:p>2025-04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<text:s/>Showjumping: 80cm</text:p>
          </table:table-cell>
          <table:table-cell office:value-type="string" calcext:value-type="string">
            <text:p>Elliot Taylor </text:p>
          </table:table-cell>
          <table:table-cell table:number-columns-repeated="3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table:style-name="ce7" office:value-type="string" calcext:value-type="string">
            <text:p>="7577211717"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<text:s/>Taylor </text:p>
          </table:table-cell>
          <table:table-cell office:value-type="float" office:value="7577211717" calcext:value-type="float">
            <text:p>7577211717</text:p>
          </table:table-cell>
          <table:table-cell office:value-type="string" calcext:value-type="string">
            <text:p>Online</text:p>
          </table:table-cell>
          <table:table-cell office:value-type="date" office:date-value="2025-04-20" calcext:value-type="date">
            <text:p>2025-04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Dundonald Show 2025_Entry_Report_20250423_2110'.A1:'Dundonald Show 2025_Entry_Report_20250423_2110'.AQ8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17:34:01.299098125</dc:date>
    <meta:editing-duration>PT5H37M9S</meta:editing-duration>
    <meta:editing-cycles>3</meta:editing-cycles>
    <meta:generator>LibreOffice/7.4.7.2$Linux_X86_64 LibreOffice_project/40$Build-2</meta:generator>
    <meta:document-statistic meta:table-count="1" meta:cell-count="2071" meta:object-count="0"/>
  </office:meta>
</office:document-meta>
</file>